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left="0in" fo:margin-right="0in" fo:text-indent="0in" style:auto-text-indent="false"/>
    </style:style>
    <style:style style:name="P2" style:family="paragraph" style:parent-style-name="Text_20_body" style:list-style-name="L1">
      <style:paragraph-properties fo:margin-left="0in" fo:margin-right="0in" fo:text-indent="0in" style:auto-text-indent="false"/>
      <style:text-properties officeooo:paragraph-rsid="00060aa2"/>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officeooo:rsid="00060aa2" officeooo:paragraph-rsid="00060aa2"/>
    </style:style>
    <style:style style:name="T1" style:family="text">
      <style:text-properties officeooo:rsid="0004f7a1"/>
    </style:style>
    <style:style style:name="T2" style:family="text">
      <style:text-properties officeooo:rsid="00060aa2"/>
    </style:style>
    <style:style style:name="T3" style:family="text">
      <style:text-properties officeooo:rsid="00074136"/>
    </style:style>
    <style:style style:name="T4" style:family="text">
      <style:text-properties officeooo:rsid="0007bc10"/>
    </style:style>
    <style:style style:name="T5" style:family="text">
      <style:text-properties officeooo:rsid="0008bdce"/>
    </style:style>
    <style:style style:name="T6" style:family="text">
      <style:text-properties officeooo:rsid="0009c23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Strong_20_Emphasis">20 points) The current state of your human feedback: </text:span>Identify and describe the human feedback you have received throughout this project. Consider how you gathered feedback, its impact on the project, and the benefits of the feedback to your overall goals. Provide evidence of feedback / materials used.</text:p>
          <text:p text:style-name="P1"/>
        </text:list-item>
      </text:list>
      <text:p text:style-name="P4">There are four forms of feedback that were collected after the release of the application. A survey, conversation aggregation, per message improvements, and an in-person interview.</text:p>
      <text:p text:style-name="P3"><text:span text:style-name="T1">There is a survey that is displayed to the user once they complete their first conversation. </text:span><text:span text:style-name="T2">The questions asked in the survey can be found in the appendix. Due to the volunteer nature of the survey, there were not very many responses to work with. </text:span><text:line-break/></text:p>
      <text:p text:style-name="P3"/>
      <text:list text:continue-numbering="true" text:style-name="L1">
        <text:list-item>
          <text:p text:style-name="P2"><text:span text:style-name="Strong_20_Emphasis">(20 points) The current state of your interface:</text:span> Use screenshots/photos to showcase your interface. It is not required to be finished, but an evolution from the interface shared in Checkpoint 2 should be evident. Explain how your interface has evolved from Checkpoint 2 to its current state to better consider the principles of HCAI.<text:line-break/></text:p>
          <text:p text:style-name="P2"><text:span text:style-name="T2">The user interface was nearing completion during the previous checkpoint, however with the initial release, some of the feedback included in the survey pertained to the user interface. The first change to take care of was the inclusion of a clickable button to submit messages. Before now, the only way to submit messages was via the Enter key, which was not completely clear. With the extra button, there are multiple ways to interact. <text:line-break/><text:tab/></text:span><text:span text:style-name="T3">Another issue that came up was with the grammar check interface. It was hardcoded to check for English and would not forward the user’s prompt to Rasa if it was in English. </text:span><text:span text:style-name="T4">This quickly became an issue since Italian uses so many words that intersect with the English langu</text:span><text:span text:style-name="T5">a</text:span><text:span text:style-name="T4">ge. </text:span><text:span text:style-name="T6">Using a common phrase like ok, to make an affirmation was blocking users from progressing down the conversation path.</text:span></text:p>
        </text:list-item>
        <text:list-item>
          <text:p text:style-name="P1"><text:span text:style-name="Strong_20_Emphasis">(20 points) The Evolution of Your AI Solution: </text:span>Explain what AI tools you used, and how you decided which tools to use throughout the project. Describe in detail the methods have you used to validate your solution and provide evidence that showcases this validation. If it is a trained model, show an example of the data and your current progress on training the model. If it is based on LLMs, showcase the different prompts you have engineered and the inputs and outputs you are getting. You can do this either from the ChatGPT interface, the playground, the API, or an integrated interface. Evidence should show growth from Checkpoint 2 to now (not the same as Checkpoint 2).</text:p>
        </text:list-item>
        <text:list-item>
          <text:p text:style-name="P1"><text:span text:style-name="Strong_20_Emphasis">(20 points) The current state of your deployment:</text:span> Explain your progress with your experimental design. Imagine you will ask someone to try your approach/system/experiment today; describe what elements are in place and what elements require more work to be ready for the moment in which someone will try it.</text:p>
        </text:list-item>
        <text:list-item>
          <text:p text:style-name="P1"><text:span text:style-name="Strong_20_Emphasis">(20 points) Describe your plan to convert checkpoints into a final report: </text:span>You will turn in your final project report and presentation in two weeks. After reviewing your project, describe the most significant changes you made throughout this process and what inspired <text:soft-page-break/>them. Include the principles of HCAI you considered throughout this process, and how these principles shaped your solution. Consider the impact your project or related works may have in the field of HCAI, and how you will synthesize your findings into a report and presentatio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11:42:04.283225709</meta:creation-date>
    <dc:date>2025-04-19T12:12:46.744689291</dc:date>
    <meta:editing-duration>PT20M28S</meta:editing-duration>
    <meta:editing-cycles>6</meta:editing-cycles>
    <meta:generator>LibreOffice/24.2.7.2$Linux_X86_64 LibreOffice_project/420$Build-2</meta:generator>
    <meta:document-statistic meta:table-count="0" meta:image-count="0" meta:object-count="0" meta:page-count="2" meta:paragraph-count="9" meta:word-count="574" meta:character-count="3434" meta:non-whitespace-character-count="2870"/>
  </office:meta>
</office:document-meta>
</file>